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PLANNING</text:p>
      <text:p text:style-name="P1"/>
      <text:p text:style-name="P1">AVRIL</text:p>
      <text:p text:style-name="P1">20-24 Avril:<text:tab/>Démarrage du Projet/Etude de l'éxistant/Planning</text:p>
      <text:p text:style-name="P1">27-30 Avril:<text:tab/>Conception – Spécifications fonctionnels (CDCF,Diagramme CU)</text:p>
      <text:p text:style-name="P1"/>
      <text:p text:style-name="P1">MAI</text:p>
      <text:p text:style-name="P1">04-15 Mai: <text:tab/>Conception – Spécifications techniques (Modéle des données,choix <text:tab/><text:tab/><text:tab/><text:tab/> technologies,architecture,diagramme ET)</text:p>
      <text:p text:style-name="P1"/>
      <text:p text:style-name="P1">18-22 Mai: <text:tab/>Codage HTML/PHP</text:p>
      <text:p text:style-name="P1">25-29 Mai: <text:tab/>Codage HTML/PHP</text:p>
      <text:p text:style-name="P1"/>
      <text:p text:style-name="P1">JUIN</text:p>
      <text:p text:style-name="P1">1-6 Juin: <text:tab/><text:tab/>Codage CSS (Responsivité)</text:p>
      <text:p text:style-name="P1">8-12 Juin: <text:tab/><text:tab/>Tests/Améliorations</text:p>
      <text:p text:style-name="P1">15-19 Juin: <text:tab/>Tests/Améliorations</text:p>
      <text:p text:style-name="P1">22-26 Juin: <text:tab/>Elaboration du Rapport/Manuel d''Utilisateur</text:p>
      <text:p text:style-name="P1">29 Juin: <text:tab/><text:tab/>RENDU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43S</meta:editing-duration>
    <meta:editing-cycles>8</meta:editing-cycles>
    <meta:generator>OpenOffice/4.1.1$Win32 OpenOffice.org_project/411m6$Build-9775</meta:generator>
    <dc:date>2015-06-01T15:18:29.91</dc:date>
    <meta:document-statistic meta:table-count="0" meta:image-count="0" meta:object-count="0" meta:page-count="1" meta:paragraph-count="15" meta:word-count="58" meta:character-count="504"/>
    <meta:user-defined meta:name="Info 1"/>
    <meta:user-defined meta:name="Info 2"/>
    <meta:user-defined meta:name="Info 3"/>
    <meta:user-defined meta:name="Info 4"/>
  </office:meta>
</office:document-meta>
</file>